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453" officeooo:paragraph-rsid="000a4453"/>
    </style:style>
    <style:style style:name="P2" style:family="paragraph" style:parent-style-name="Standard">
      <style:paragraph-properties fo:text-align="start" style:justify-single-word="false"/>
      <style:text-properties officeooo:rsid="000a4453" officeooo:paragraph-rsid="000a4453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20pt" style:text-underline-style="solid" style:text-underline-width="auto" style:text-underline-color="font-color" fo:font-weight="bold" officeooo:rsid="000a4453" officeooo:paragraph-rsid="000a44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aeeae" officeooo:paragraph-rsid="000aeeae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4453" officeooo:paragraph-rsid="000a445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53" officeooo:paragraph-rsid="000a4453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officeooo:rsid="000be8bd" officeooo:paragraph-rsid="000be8bd"/>
    </style:style>
    <style:style style:name="P8" style:family="paragraph" style:parent-style-name="Standard">
      <style:paragraph-properties fo:text-align="start" style:justify-single-word="false"/>
      <style:text-properties fo:font-size="14pt" officeooo:rsid="000be8bd" officeooo:paragraph-rsid="000be8bd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4pt" officeooo:rsid="000ccd7c" officeooo:paragraph-rsid="000ccd7c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aeeae" officeooo:paragraph-rsid="000aeea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a4453" officeooo:paragraph-rsid="000be8bd"/>
    </style:style>
    <style:style style:name="P12" style:family="paragraph" style:parent-style-name="Standard">
      <style:paragraph-properties fo:text-align="start" style:justify-single-word="false"/>
      <style:text-properties officeooo:paragraph-rsid="000be8bd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be8bd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aeeae"/>
    </style:style>
    <style:style style:name="P15" style:family="paragraph" style:parent-style-name="Standard">
      <style:paragraph-properties fo:text-align="start" style:justify-single-word="false"/>
      <style:text-properties officeooo:paragraph-rsid="000aeeae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0be8bd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0be8bd"/>
    </style:style>
    <style:style style:name="P18" style:family="paragraph" style:parent-style-name="Standard">
      <style:paragraph-properties fo:text-align="start" style:justify-single-word="false"/>
      <style:text-properties officeooo:rsid="000aeeae" officeooo:paragraph-rsid="000aeeae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0ccd7c" officeooo:paragraph-rsid="000ccd7c"/>
    </style:style>
    <style:style style:name="T1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0a4453" style:font-weight-asian="bold" style:font-weight-complex="bold"/>
    </style:style>
    <style:style style:name="T3" style:family="text">
      <style:text-properties fo:font-size="14pt" style:text-underline-style="none" fo:font-weight="normal" style:font-weight-asian="normal" style:font-weight-complex="normal"/>
    </style:style>
    <style:style style:name="T4" style:family="text">
      <style:text-properties fo:font-size="14pt" style:text-underline-style="none" fo:font-weight="normal" officeooo:rsid="000aeeae" style:font-weight-asian="normal" style:font-weight-complex="normal"/>
    </style:style>
    <style:style style:name="T5" style:family="text">
      <style:text-properties fo:font-size="14pt" style:text-underline-style="none" fo:font-weight="normal" officeooo:rsid="000be8bd" style:font-weight-asian="normal" style:font-weight-complex="normal"/>
    </style:style>
    <style:style style:name="T6" style:family="text">
      <style:text-properties fo:font-size="14pt" style:text-underline-style="none" fo:font-weight="normal" officeooo:rsid="000a4453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fo:color="#ff0000" fo:font-size="14pt" style:text-underline-style="none" fo:font-weight="normal" style:font-weight-asian="normal" style:font-weight-complex="normal"/>
    </style:style>
    <style:style style:name="T9" style:family="text">
      <style:text-properties fo:color="#ff0000" fo:font-size="14pt" style:text-underline-style="none" fo:font-weight="normal" officeooo:rsid="000a4453" style:font-weight-asian="normal" style:font-weight-complex="normal"/>
    </style:style>
    <style:style style:name="T10" style:family="text">
      <style:text-properties fo:color="#ff0000" fo:font-size="14pt" style:text-underline-style="none" fo:font-weight="normal" officeooo:rsid="000aeeae" style:font-weight-asian="normal" style:font-weight-complex="normal"/>
    </style:style>
    <style:style style:name="T11" style:family="text">
      <style:text-properties fo:color="#ff0000" fo:font-size="14pt" style:text-underline-style="none" fo:font-weight="normal" officeooo:rsid="000be8bd" style:font-weight-asian="normal" style:font-weight-complex="normal"/>
    </style:style>
    <style:style style:name="T12" style:family="text">
      <style:text-properties fo:color="#000000" fo:font-size="14pt" style:text-underline-style="none" fo:font-weight="normal" style:font-weight-asian="normal" style:font-weight-complex="normal"/>
    </style:style>
    <style:style style:name="T13" style:family="text">
      <style:text-properties fo:color="#000000" fo:font-size="14pt" style:text-underline-style="none" fo:font-weight="normal" officeooo:rsid="000be8bd" style:font-weight-asian="normal" style:font-weight-complex="normal"/>
    </style:style>
    <style:style style:name="T14" style:family="text">
      <style:text-properties fo:color="#000000" fo:font-size="14pt" style:text-underline-style="none" fo:font-weight="normal" officeooo:rsid="000aeeae" style:font-weight-asian="normal" style:font-weight-complex="normal"/>
    </style:style>
    <style:style style:name="T15" style:family="text">
      <style:text-properties fo:color="#000000" fo:font-size="14pt" style:text-underline-style="none" fo:font-weight="normal" officeooo:rsid="000ccd7c" style:font-weight-asian="normal" style:font-weight-complex="normal"/>
    </style:style>
    <style:style style:name="T16" style:family="text">
      <style:text-properties fo:color="#000000" fo:font-size="14pt" style:text-underline-style="none" fo:font-weight="bold" officeooo:rsid="000aeeae" style:font-weight-asian="bold" style:font-weight-complex="bold"/>
    </style:style>
    <style:style style:name="T17" style:family="text">
      <style:text-properties fo:color="#000000" fo:font-size="14pt" style:text-underline-style="solid" style:text-underline-width="auto" style:text-underline-color="font-color" fo:font-weight="bold" officeooo:rsid="000aeeae" style:font-weight-asian="bold" style:font-weight-complex="bold"/>
    </style:style>
    <style:style style:name="T18" style:family="text">
      <style:text-properties fo:color="#ff3300" fo:font-size="14pt" style:text-underline-style="none" fo:font-weight="normal" officeooo:rsid="000a4453" style:font-weight-asian="normal" style:font-weight-complex="normal"/>
    </style:style>
    <style:style style:name="T19" style:family="text">
      <style:text-properties officeooo:rsid="000ccd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pping Basket</text:p>
      <text:p text:style-name="P1"/>
      <text:p text:style-name="P5">User Guide</text:p>
      <text:p text:style-name="P1"/>
      <text:p text:style-name="P6">Shopping Basket is an online shopping web APP. that enables to browse and purchase the products they like.</text:p>
      <text:p text:style-name="P2"/>
      <text:p text:style-name="P6">The APP. has three levels of users; speaking about those levels/types will be a good way to use guide you through the website:</text:p>
      <text:p text:style-name="P2"/>
      <text:p text:style-name="P11"><text:span text:style-name="T3">1- </text:span><text:span text:style-name="T1">Visitor/Guest:</text:span><text:span text:style-name="T3"> </text:span></text:p>
      <text:p text:style-name="P11"/>
      <text:list xml:id="list7119986496908333531" text:style-name="L5">
        <text:list-item>
          <text:p text:style-name="P17"><text:span text:style-name="T6">Anyone can visit the <text:s/>site to view the products shared through our </text:span><text:span text:style-name="T5">site</text:span><text:span text:style-name="T6"> </text:span><text:span text:style-name="T5">b</text:span><text:span text:style-name="T6">ut the</text:span><text:span text:style-name="T5">y</text:span><text:span text:style-name="T6"> can only view them nothing else.</text:span></text:p>
          <text:p text:style-name="P17"><text:span text:style-name="T6"/></text:p>
        </text:list-item>
        <text:list-item>
          <text:p text:style-name="P17"><text:span text:style-name="T6"><text:s/>But any visitor can be one of the second-</text:span><text:span text:style-name="T5">level</text:span><text:span text:style-name="T6"> users by visiting sign up our page and </text:span><text:span text:style-name="T5">filling out the form</text:span><text:span text:style-name="T6">.</text:span></text:p>
        </text:list-item>
      </text:list>
      <text:p text:style-name="P2"/>
      <text:p text:style-name="P12"><text:span text:style-name="T6">2- </text:span><text:span text:style-name="T2">Customer:</text:span><text:span text:style-name="T6"> </text:span></text:p>
      <text:list xml:id="list5446468548862298758" text:style-name="L2">
        <text:list-item>
          <text:p text:style-name="P13"><text:span text:style-name="T6">Once you filled out the sign up form, you </text:span><text:span text:style-name="T4">will be behaved</text:span><text:span text:style-name="T6"> a</text:span><text:span text:style-name="T4">s a</text:span><text:span text:style-name="T6"> customer immediately. Congratulations !</text:span></text:p>
          <text:p text:style-name="P13"><text:span text:style-name="T6"/></text:p>
        </text:list-item>
        <text:list-item>
          <text:p text:style-name="P13"><text:span text:style-name="T6">Customers have the ability to get a </text:span><text:span text:style-name="T18">basket </text:span><text:span text:style-name="T13">automatically</text:span><text:span text:style-name="T18"> </text:span><text:span text:style-name="T13">by clicking on its icon in the NAV bar or by adding any product to basket</text:span><text:span text:style-name="T6">.</text:span></text:p>
          <text:p text:style-name="P13"/>
        </text:list-item>
        <text:list-item>
          <text:p text:style-name="P13"><text:span text:style-name="T5">They Can add any available products </text:span><text:span text:style-name="T6"><text:s/>to </text:span><text:span text:style-name="T5">their baskets </text:span><text:span text:style-name="T6">by browsing </text:span><text:span text:style-name="T9">categories</text:span><text:span text:style-name="T6"> and its </text:span><text:span text:style-name="T9">products,</text:span><text:span text:style-name="T6"> </text:span><text:span text:style-name="T4">through the navigation bar or home page.</text:span></text:p>
        </text:list-item>
      </text:list>
      <text:p text:style-name="P12"><text:span text:style-name="T4"/></text:p>
      <text:list xml:id="list63917032092405" text:continue-numbering="true" text:style-name="L2">
        <text:list-item>
          <text:p text:style-name="P13"><text:span text:style-name="T4">Just </text:span><text:span text:style-name="T5">Click on</text:span><text:span text:style-name="T4"> </text:span><text:span text:style-name="T10">shop</text:span><text:span text:style-name="T4"> the product, determine the </text:span><text:span text:style-name="T10">quantity</text:span><text:span text:style-name="T4"> needed and click </text:span><text:span text:style-name="T10">add to Basket button </text:span><text:span text:style-name="T13">which </text:span><text:span text:style-name="T14">will redirect your to your basket that contains <text:s/></text:span><text:span text:style-name="T13">all</text:span><text:span text:style-name="T14"> added products.</text:span></text:p>
          <text:p text:style-name="P14"/>
        </text:list-item>
        <text:list-item>
          <text:p text:style-name="P14"><text:span text:style-name="T14">In your basket page you can do more actions: </text:span><text:span text:style-name="T10">Delete products</text:span><text:span text:style-name="T14"> from basket </text:span><text:span text:style-name="T13">by clicking on the </text:span><text:span text:style-name="T11">X button</text:span><text:span text:style-name="T13"> belonging to each product</text:span><text:span text:style-name="T14">, </text:span><text:span text:style-name="T10">cancel</text:span><text:span text:style-name="T14"> the basket, </text:span><text:span text:style-name="T10">delete it</text:span><text:span text:style-name="T14">, and of course </text:span><text:span text:style-name="T10">purchase</text:span><text:span text:style-name="T14"> the products you have </text:span><text:span text:style-name="T13">by clicking their buttons bellow.</text:span><text:span text:style-name="T14"> </text:span></text:p>
        </text:list-item>
      </text:list>
      <text:p text:style-name="P15"/>
      <text:p text:style-name="P15"><text:span text:style-name="T14"/></text:p>
      <text:list xml:id="list63916583144054" text:continue-numbering="true" text:style-name="L2">
        <text:list-item>
          <text:p text:style-name="P14"><text:span text:style-name="T13">Finally you get an</text:span><text:span text:style-name="T14"> invoice </text:span><text:span text:style-name="T13">with the total price before and after discount and</text:span><text:span text:style-name="T14"> the basket will be confirmed. </text:span><text:span text:style-name="T13">To do</text:span><text:span text:style-name="T14"> more shopping </text:span><text:span text:style-name="T13">actions you will get a new basket again</text:span><text:span text:style-name="T14">.</text:span></text:p>
        </text:list-item>
      </text:list>
      <text:p text:style-name="P4"/>
      <text:p text:style-name="P4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<text:span text:style-name="T14">3- </text:span><text:span text:style-name="T17">Admin: </text:span><text:span text:style-name="T16"><text:s text:c="2"/></text:span></text:p>
      <text:p text:style-name="P12"/>
      <text:p text:style-name="P12"><text:span text:style-name="T14">The person who control</text:span><text:span text:style-name="T13">s</text:span><text:span text:style-name="T14"> the s</text:span><text:span text:style-name="T13">hop. </text:span><text:span text:style-name="T15">He</text:span><text:span text:style-name="T13"> </text:span><text:span text:style-name="T14">is determined before by a specific user-name and password. He has the ability to </text:span><text:span text:style-name="T13">do the followings :</text:span></text:p>
      <text:p text:style-name="P12"/>
      <text:list xml:id="list5133727186597489739" text:style-name="L4">
        <text:list-item>
          <text:p text:style-name="P16"><text:span text:style-name="T13">A</text:span><text:span text:style-name="T14">dd more categories </text:span><text:span text:style-name="T13">by browsing categories via </text:span><text:span text:style-name="T11">categories button</text:span><text:span text:style-name="T13"> through navigation bar and then click </text:span><text:span text:style-name="T11">create category button</text:span><text:span text:style-name="T13">.</text:span></text:p>
        </text:list-item>
      </text:list>
      <text:p text:style-name="P12"/>
      <text:list xml:id="list63916544107848" text:continue-numbering="true" text:style-name="L4">
        <text:list-header>
          <text:p text:style-name="P16"/>
        </text:list-header>
        <text:list-item>
          <text:p text:style-name="P7">The admin will be redirected to a form of category data ( name, code, … etc). <text:span text:style-name="T19">A</text:span>fter submitting it, new empty category is created until products are added to it.</text:p>
        </text:list-item>
      </text:list>
      <text:p text:style-name="P8"/>
      <text:list xml:id="list63918384255831" text:continue-numbering="true" text:style-name="L4">
        <text:list-item>
          <text:p text:style-name="P9">Admin can delete or update old categories by viewing them and click <text:span text:style-name="T7">update/delete buttons</text:span> to do that. </text:p>
          <text:p text:style-name="P16"/>
        </text:list-item>
        <text:list-item>
          <text:p text:style-name="P16"><text:span text:style-name="T13">P</text:span><text:span text:style-name="T14">roducts </text:span><text:span text:style-name="T13">can be added through Add product link in NAV bar Or through the category </text:span><text:span text:style-name="T15">it self via add product button</text:span><text:span text:style-name="T13">. </text:span><text:span text:style-name="T15">Another form is opened and the admin must fill out it.</text:span></text:p>
          <text:p text:style-name="P16"/>
        </text:list-item>
        <text:list-item>
          <text:p text:style-name="P16"><text:span text:style-name="T14">modifying/deleting the old </text:span><text:span text:style-name="T15">products by the same in categories</text:span><text:span text:style-name="T14">. </text:span></text:p>
          <text:p text:style-name="P19"><text:span text:style-name="T10">S</text:span><text:span text:style-name="T8">hop</text:span><text:span text:style-name="T12"> product &gt; click u</text:span><text:span text:style-name="T8">pdate/delete buttons.</text:span></text:p>
        </text:list-item>
      </text:list>
      <text:p text:style-name="P10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4:33:08.268281949</meta:creation-date>
    <dc:date>2017-09-26T06:39:16.256805932</dc:date>
    <meta:editing-duration>PT5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416" meta:character-count="2282" meta:non-whitespace-character-count="1896"/>
  </office:meta>
</office:document-meta>
</file>